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3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39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formula="of:=[.B3]+[.C3]" office:value-type="float" office:value="1" calcext:value-type="float">
            <text:p>1</text:p>
          </table:table-cell>
          <table:table-cell table:style-name="ce42" table:formula="of:=[.D3]/[.$D$12]" office:value-type="percentage" office:value="0.00099304865938431" calcext:value-type="percentage">
            <text:p>0,1%</text:p>
          </table:table-cell>
          <table:table-cell table:style-name="ce48" table:formula="of:=[.E3]" office:value-type="percentage" office:value="0.00099304865938431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56" calcext:value-type="float">
            <text:p>56</text:p>
          </table:table-cell>
          <table:table-cell table:style-name="ce30" office:value-type="float" office:value="55" calcext:value-type="float">
            <text:p>55</text:p>
          </table:table-cell>
          <table:table-cell table:style-name="ce35" table:formula="of:=[.B4]+[.C4]" office:value-type="float" office:value="111" calcext:value-type="float">
            <text:p>111</text:p>
          </table:table-cell>
          <table:table-cell table:style-name="ce42" table:formula="of:=[.D4]/[.$D$12]" office:value-type="percentage" office:value="0.110228401191658" calcext:value-type="percentage">
            <text:p>11,0%</text:p>
          </table:table-cell>
          <table:table-cell table:style-name="ce49" table:formula="of:=[.F3]+[.E4]" office:value-type="percentage" office:value="0.111221449851043" calcext:value-type="percentage">
            <text:p>1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5" table:formula="of:=[.B5]+[.C5]" office:value-type="float" office:value="103" calcext:value-type="float">
            <text:p>103</text:p>
          </table:table-cell>
          <table:table-cell table:style-name="ce42" table:formula="of:=[.D5]/[.$D$12]" office:value-type="percentage" office:value="0.102284011916584" calcext:value-type="percentage">
            <text:p>10,2%</text:p>
          </table:table-cell>
          <table:table-cell table:style-name="ce48" table:formula="of:=[.F4]+[.E5]" office:value-type="percentage" office:value="0.213505461767627" calcext:value-type="percentage">
            <text:p>2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62" calcext:value-type="float">
            <text:p>62</text:p>
          </table:table-cell>
          <table:table-cell table:style-name="ce30" office:value-type="float" office:value="68" calcext:value-type="float">
            <text:p>68</text:p>
          </table:table-cell>
          <table:table-cell table:style-name="ce35" table:formula="of:=[.B6]+[.C6]" office:value-type="float" office:value="130" calcext:value-type="float">
            <text:p>130</text:p>
          </table:table-cell>
          <table:table-cell table:style-name="ce42" table:formula="of:=[.D6]/[.$D$12]" office:value-type="percentage" office:value="0.12909632571996" calcext:value-type="percentage">
            <text:p>12,9%</text:p>
          </table:table-cell>
          <table:table-cell table:style-name="ce50" table:formula="of:=[.F5]+[.E6]" office:value-type="percentage" office:value="0.342601787487587" calcext:value-type="percentage">
            <text:p>3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54" calcext:value-type="float">
            <text:p>54</text:p>
          </table:table-cell>
          <table:table-cell table:style-name="ce30" office:value-type="float" office:value="74" calcext:value-type="float">
            <text:p>74</text:p>
          </table:table-cell>
          <table:table-cell table:style-name="ce35" table:formula="of:=[.B7]+[.C7]" office:value-type="float" office:value="128" calcext:value-type="float">
            <text:p>128</text:p>
          </table:table-cell>
          <table:table-cell table:style-name="ce42" table:formula="of:=[.D7]/[.$D$12]" office:value-type="percentage" office:value="0.127110228401192" calcext:value-type="percentage">
            <text:p>12,7%</text:p>
          </table:table-cell>
          <table:table-cell table:style-name="ce50" table:formula="of:=[.F6]+[.E7]" office:value-type="percentage" office:value="0.469712015888778" calcext:value-type="percentage">
            <text:p>4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59" calcext:value-type="float">
            <text:p>59</text:p>
          </table:table-cell>
          <table:table-cell table:style-name="ce30" office:value-type="float" office:value="104" calcext:value-type="float">
            <text:p>104</text:p>
          </table:table-cell>
          <table:table-cell table:style-name="ce35" table:formula="of:=[.B8]+[.C8]" office:value-type="float" office:value="163" calcext:value-type="float">
            <text:p>163</text:p>
          </table:table-cell>
          <table:table-cell table:style-name="ce42" table:formula="of:=[.D8]/[.$D$12]" office:value-type="percentage" office:value="0.161866931479643" calcext:value-type="percentage">
            <text:p>16,2%</text:p>
          </table:table-cell>
          <table:table-cell table:style-name="ce48" table:formula="of:=[.F7]+[.E8]" office:value-type="percentage" office:value="0.631578947368421" calcext:value-type="percentage">
            <text:p>6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88" calcext:value-type="float">
            <text:p>88</text:p>
          </table:table-cell>
          <table:table-cell table:style-name="ce30" office:value-type="float" office:value="68" calcext:value-type="float">
            <text:p>68</text:p>
          </table:table-cell>
          <table:table-cell table:style-name="ce35" table:formula="of:=[.B9]+[.C9]" office:value-type="float" office:value="156" calcext:value-type="float">
            <text:p>156</text:p>
          </table:table-cell>
          <table:table-cell table:style-name="ce42" table:formula="of:=[.D9]/[.$D$12]" office:value-type="percentage" office:value="0.154915590863952" calcext:value-type="percentage">
            <text:p>15,5%</text:p>
          </table:table-cell>
          <table:table-cell table:style-name="ce48" table:formula="of:=[.F8]+[.E9]" office:value-type="percentage" office:value="0.786494538232373" calcext:value-type="percentage">
            <text:p>7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45" calcext:value-type="float">
            <text:p>45</text:p>
          </table:table-cell>
          <table:table-cell table:style-name="ce30" office:value-type="float" office:value="33" calcext:value-type="float">
            <text:p>33</text:p>
          </table:table-cell>
          <table:table-cell table:style-name="ce35" table:formula="of:=[.B10]+[.C10]" office:value-type="float" office:value="78" calcext:value-type="float">
            <text:p>78</text:p>
          </table:table-cell>
          <table:table-cell table:style-name="ce42" table:formula="of:=[.D10]/[.$D$12]" office:value-type="percentage" office:value="0.0774577954319762" calcext:value-type="percentage">
            <text:p>7,7%</text:p>
          </table:table-cell>
          <table:table-cell table:style-name="ce48" table:formula="of:=[.F9]+[.E10]" office:value-type="percentage" office:value="0.863952333664349" calcext:value-type="percentage">
            <text:p>8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52" calcext:value-type="float">
            <text:p>52</text:p>
          </table:table-cell>
          <table:table-cell table:style-name="ce30" office:value-type="float" office:value="85" calcext:value-type="float">
            <text:p>85</text:p>
          </table:table-cell>
          <table:table-cell table:style-name="ce35" table:formula="of:=[.B11]+[.C11]" office:value-type="float" office:value="137" calcext:value-type="float">
            <text:p>137</text:p>
          </table:table-cell>
          <table:table-cell table:style-name="ce43" table:formula="of:=[.D11]/[.$D$12]" office:value-type="percentage" office:value="0.13604766633565" calcext:value-type="percentage">
            <text:p>13,6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467" calcext:value-type="float">
            <text:p>467</text:p>
          </table:table-cell>
          <table:table-cell table:style-name="ce21" table:formula="of:=SUM([.C3:.C11])" office:value-type="float" office:value="540" calcext:value-type="float">
            <text:p>540</text:p>
          </table:table-cell>
          <table:table-cell table:style-name="ce36" table:formula="of:=SUM([.D3:.D11])" office:value-type="float" office:value="1007" calcext:value-type="float">
            <text:p>1.00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63753723932473" calcext:value-type="percentage">
            <text:p>46 %</text:p>
          </table:table-cell>
          <table:table-cell table:style-name="ce22" table:formula="of:=[.C12]/[.D12]" office:value-type="percentage" office:value="0.536246276067527" calcext:value-type="percentage">
            <text:p>54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0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8" office:value-type="float" office:value="258" calcext:value-type="float">
            <text:p>258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684" calcext:value-type="float">
            <text:p>684</text:p>
          </table:table-cell>
          <table:table-cell table:style-name="ce38" office:value-type="float" office:value="20" calcext:value-type="float">
            <text:p>20</text:p>
          </table:table-cell>
          <table:table-cell table:style-name="ce45" table:formula="of:=SUM([.A18:.D18])" office:value-type="float" office:value="1046" calcext:value-type="float">
            <text:p>1.046</text:p>
          </table:table-cell>
          <table:table-cell/>
          <table:table-cell table:style-name="ce69" office:value-type="percentage" office:value="0.029" calcext:value-type="percentage" table:number-columns-spanned="3" table:number-rows-spanned="1">
            <text:p>2,90 %</text:p>
          </table:table-cell>
          <table:covered-table-cell table:style-name="ce87"/>
          <table:covered-table-cell table:style-name="ce104"/>
          <table:table-cell/>
        </table:table-row>
        <table:table-row table:style-name="ro2">
          <table:table-cell table:style-name="ce9" table:formula="of:=[.A18]/[.$E$18]" office:value-type="percentage" office:value="0.246653919694073" calcext:value-type="percentage">
            <text:p>24,7%</text:p>
          </table:table-cell>
          <table:table-cell table:style-name="ce9" table:formula="of:=[.B18]/[.$E$18]" office:value-type="percentage" office:value="0.0803059273422562" calcext:value-type="percentage">
            <text:p>8,0%</text:p>
          </table:table-cell>
          <table:table-cell table:style-name="ce9" table:formula="of:=[.C18]/[.$E$18]" office:value-type="percentage" office:value="0.653919694072658" calcext:value-type="percentage">
            <text:p>65,4%</text:p>
          </table:table-cell>
          <table:table-cell table:style-name="ce9" table:formula="of:=[.D18]/[.$E$18]" office:value-type="percentage" office:value="0.0191204588910134" calcext:value-type="percentage">
            <text:p>1,9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10" office:value-type="string" calcext:value-type="string">
            <text:p>Distribución por síntomas: en 558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8" calcext:value-type="float" table:number-columns-spanned="3" table:number-rows-spanned="1">
            <text:p>12,80</text:p>
          </table:table-cell>
          <table:covered-table-cell table:style-name="ce88"/>
          <table:covered-table-cell table:style-name="ce105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144" calcext:value-type="float">
            <text:p>144</text:p>
          </table:table-cell>
          <table:table-cell table:style-name="ce31" table:formula="of:=[.B22]/([.B22]+[.B23])" office:value-type="percentage" office:value="0.295081967213115" calcext:value-type="percentage">
            <text:p>3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344" calcext:value-type="float">
            <text:p>344</text:p>
          </table:table-cell>
          <table:table-cell table:style-name="ce32" table:formula="of:=[.B23]/([.B22]+[.B23])" office:value-type="percentage" office:value="0.704918032786885" calcext:value-type="percentage">
            <text:p>70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5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5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50" calcext:value-type="float">
            <text:p>50</text:p>
          </table:table-cell>
          <table:table-cell table:style-name="ce33" table:formula="of:=[.B28]/[.$B$119]" office:value-type="percentage" office:value="0.0478011472275335" calcext:value-type="percentage">
            <text:p>4,78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1" office:value-type="float" office:value="255" calcext:value-type="float">
            <text:p>255</text:p>
          </table:table-cell>
          <table:table-cell table:style-name="ce89" table:formula="of:=[.G28]/[.$E$18]" office:value-type="percentage" office:value="0.243785850860421" calcext:value-type="percentage">
            <text:p>24,38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42" calcext:value-type="float">
            <text:p>42</text:p>
          </table:table-cell>
          <table:table-cell table:style-name="ce33" table:formula="of:=[.B29]/[.$B$119]" office:value-type="percentage" office:value="0.0401529636711281" calcext:value-type="percentage">
            <text:p>4,02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</text:p>
          </table:table-cell>
          <table:table-cell table:style-name="ce72" office:value-type="float" office:value="232" calcext:value-type="float">
            <text:p>232</text:p>
          </table:table-cell>
          <table:table-cell table:style-name="ce90" table:formula="of:=[.G29]/[.$E$18]" office:value-type="percentage" office:value="0.221797323135755" calcext:value-type="percentage">
            <text:p>22,18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40" calcext:value-type="float">
            <text:p>40</text:p>
          </table:table-cell>
          <table:table-cell table:style-name="ce33" table:formula="of:=[.B30]/[.$B$119]" office:value-type="percentage" office:value="0.0382409177820268" calcext:value-type="percentage">
            <text:p>3,82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3" office:value-type="float" office:value="222" calcext:value-type="float">
            <text:p>222</text:p>
          </table:table-cell>
          <table:table-cell table:style-name="ce91" table:formula="of:=[.G30]/[.$E$18]" office:value-type="percentage" office:value="0.212237093690249" calcext:value-type="percentage">
            <text:p>21,22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36" calcext:value-type="float">
            <text:p>36</text:p>
          </table:table-cell>
          <table:table-cell table:style-name="ce33" table:formula="of:=[.B31]/[.$B$119]" office:value-type="percentage" office:value="0.0344168260038241" calcext:value-type="percentage">
            <text:p>3,44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ZARAGOZA III</text:p>
          </table:table-cell>
          <table:table-cell table:style-name="ce74" office:value-type="float" office:value="129" calcext:value-type="float">
            <text:p>129</text:p>
          </table:table-cell>
          <table:table-cell table:style-name="ce92" table:formula="of:=[.G31]/[.$E$18]" office:value-type="percentage" office:value="0.123326959847036" calcext:value-type="percentage">
            <text:p>12,33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36" calcext:value-type="float">
            <text:p>36</text:p>
          </table:table-cell>
          <table:table-cell table:style-name="ce33" table:formula="of:=[.B32]/[.$B$119]" office:value-type="percentage" office:value="0.0344168260038241" calcext:value-type="percentage">
            <text:p>3,44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HUESCA</text:p>
          </table:table-cell>
          <table:table-cell table:style-name="ce75" office:value-type="float" office:value="54" calcext:value-type="float">
            <text:p>54</text:p>
          </table:table-cell>
          <table:table-cell table:style-name="ce93" table:formula="of:=[.G32]/[.$E$18]" office:value-type="percentage" office:value="0.0516252390057361" calcext:value-type="percentage">
            <text:p>5,16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32" calcext:value-type="float">
            <text:p>32</text:p>
          </table:table-cell>
          <table:table-cell table:style-name="ce33" table:formula="of:=[.B33]/[.$B$119]" office:value-type="percentage" office:value="0.0305927342256214" calcext:value-type="percentage">
            <text:p>3,06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6" office:value-type="float" office:value="50" calcext:value-type="float">
            <text:p>50</text:p>
          </table:table-cell>
          <table:table-cell table:style-name="ce94" table:formula="of:=[.G33]/[.$E$18]" office:value-type="percentage" office:value="0.0478011472275335" calcext:value-type="percentage">
            <text:p>4,78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31" calcext:value-type="float">
            <text:p>31</text:p>
          </table:table-cell>
          <table:table-cell table:style-name="ce33" table:formula="of:=[.B34]/[.$B$119]" office:value-type="percentage" office:value="0.0296367112810707" calcext:value-type="percentage">
            <text:p>2,96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7" office:value-type="float" office:value="28" calcext:value-type="float">
            <text:p>28</text:p>
          </table:table-cell>
          <table:table-cell table:style-name="ce95" table:formula="of:=[.G34]/[.$E$18]" office:value-type="percentage" office:value="0.0267686424474187" calcext:value-type="percentage">
            <text:p>2,68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5]/[.$B$119]" office:value-type="percentage" office:value="0.0277246653919694" calcext:value-type="percentage">
            <text:p>2,77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CALATAYUD</text:p>
          </table:table-cell>
          <table:table-cell table:style-name="ce78" office:value-type="float" office:value="21" calcext:value-type="float">
            <text:p>21</text:p>
          </table:table-cell>
          <table:table-cell table:style-name="ce96" table:formula="of:=[.G35]/[.$E$18]" office:value-type="percentage" office:value="0.0200764818355641" calcext:value-type="percentage">
            <text:p>2,01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6]/[.$B$119]" office:value-type="percentage" office:value="0.0267686424474187" calcext:value-type="percentage">
            <text:p>2,68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55" calcext:value-type="float">
            <text:p>55</text:p>
          </table:table-cell>
          <table:table-cell table:style-name="ce97" table:formula="of:=[.G36]/[.$E$18]" office:value-type="percentage" office:value="0.0525812619502868" calcext:value-type="percentage">
            <text:p>5,26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7]/[.$B$119]" office:value-type="percentage" office:value="0.0239005736137667" calcext:value-type="percentage">
            <text:p>2,39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1046" calcext:value-type="float">
            <text:p>1.046</text:p>
          </table:table-cell>
          <table:table-cell table:style-name="ce98"/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8]/[.$B$119]" office:value-type="percentage" office:value="0.0239005736137667" calcext:value-type="percentage">
            <text:p>2,39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9]/[.$B$119]" office:value-type="percentage" office:value="0.0219885277246654" calcext:value-type="percentage">
            <text:p>2,20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0]/[.$B$119]" office:value-type="percentage" office:value="0.0219885277246654" calcext:value-type="percentage">
            <text:p>2,20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8" table:number-columns-repeated="2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1]/[.$B$119]" office:value-type="percentage" office:value="0.0191204588910134" calcext:value-type="percentage">
            <text:p>1,91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2]/[.$B$119]" office:value-type="percentage" office:value="0.0181644359464627" calcext:value-type="percentage">
            <text:p>1,82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3]/[.$B$119]" office:value-type="percentage" office:value="0.0181644359464627" calcext:value-type="percentage">
            <text:p>1,82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4]/[.$B$119]" office:value-type="percentage" office:value="0.0181644359464627" calcext:value-type="percentage">
            <text:p>1,82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433" calcext:value-type="float">
            <text:p>433</text:p>
          </table:table-cell>
          <table:table-cell table:style-name="ce99" table:formula="of:=[.G44]/[.$B$119]" office:value-type="percentage" office:value="0.41395793499044" calcext:value-type="percentage">
            <text:p>41,4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5]/[.$B$119]" office:value-type="percentage" office:value="0.0152963671128107" calcext:value-type="percentage">
            <text:p>1,53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Fraga</text:p>
          </table:table-cell>
          <table:table-cell table:style-name="ce82" office:value-type="float" office:value="47" calcext:value-type="float">
            <text:p>47</text:p>
          </table:table-cell>
          <table:table-cell table:style-name="ce100" table:formula="of:=[.G45]/[.$B$119]" office:value-type="percentage" office:value="0.0449330783938815" calcext:value-type="percentage">
            <text:p>4,4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6]/[.$B$119]" office:value-type="percentage" office:value="0.0152963671128107" calcext:value-type="percentage">
            <text:p>1,53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Monzón</text:p>
          </table:table-cell>
          <table:table-cell table:style-name="ce83" office:value-type="float" office:value="34" calcext:value-type="float">
            <text:p>34</text:p>
          </table:table-cell>
          <table:table-cell table:style-name="ce101" table:formula="of:=[.G46]/[.$B$119]" office:value-type="percentage" office:value="0.0325047801147228" calcext:value-type="percentage">
            <text:p>3,2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47]/[.$B$119]" office:value-type="percentage" office:value="0.01434034416826" calcext:value-type="percentage">
            <text:p>1,43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Huesca</text:p>
          </table:table-cell>
          <table:table-cell table:style-name="ce82" office:value-type="float" office:value="28" calcext:value-type="float">
            <text:p>28</text:p>
          </table:table-cell>
          <table:table-cell table:style-name="ce100" table:formula="of:=[.G47]/[.$B$119]" office:value-type="percentage" office:value="0.0267686424474187" calcext:value-type="percentage">
            <text:p>2,6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48]/[.$B$119]" office:value-type="percentage" office:value="0.01434034416826" calcext:value-type="percentage">
            <text:p>1,43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3" office:value-type="float" office:value="25" calcext:value-type="float">
            <text:p>25</text:p>
          </table:table-cell>
          <table:table-cell table:style-name="ce101" table:formula="of:=[.G48]/[.$B$119]" office:value-type="percentage" office:value="0.0239005736137667" calcext:value-type="percentage">
            <text:p>2,3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49]/[.$B$119]" office:value-type="percentage" office:value="0.01434034416826" calcext:value-type="percentage">
            <text:p>1,43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Teruel</text:p>
          </table:table-cell>
          <table:table-cell table:style-name="ce82" office:value-type="float" office:value="24" calcext:value-type="float">
            <text:p>24</text:p>
          </table:table-cell>
          <table:table-cell table:style-name="ce100" table:formula="of:=[.G49]/[.$B$119]" office:value-type="percentage" office:value="0.0229445506692161" calcext:value-type="percentage">
            <text:p>2,2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0]/[.$B$119]" office:value-type="percentage" office:value="0.01434034416826" calcext:value-type="percentage">
            <text:p>1,43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Tarazona</text:p>
          </table:table-cell>
          <table:table-cell table:style-name="ce83" office:value-type="float" office:value="7" calcext:value-type="float">
            <text:p>7</text:p>
          </table:table-cell>
          <table:table-cell table:style-name="ce101" table:formula="of:=[.G50]/[.$B$119]" office:value-type="percentage" office:value="0.00669216061185468" calcext:value-type="percentage">
            <text:p>0,6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1]/[.$B$119]" office:value-type="percentage" office:value="0.0133843212237094" calcext:value-type="percentage">
            <text:p>1,34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82" office:value-type="float" office:value="6" calcext:value-type="float">
            <text:p>6</text:p>
          </table:table-cell>
          <table:table-cell table:style-name="ce100" table:formula="of:=[.G51]/[.$B$119]" office:value-type="percentage" office:value="0.00573613766730402" calcext:value-type="percentage">
            <text:p>0,57 %</text:p>
          </table:table-cell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2]/[.$B$119]" office:value-type="percentage" office:value="0.0133843212237094" calcext:value-type="percentage">
            <text:p>1,34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Jaca</text:p>
          </table:table-cell>
          <table:table-cell table:style-name="ce83" office:value-type="float" office:value="5" calcext:value-type="float">
            <text:p>5</text:p>
          </table:table-cell>
          <table:table-cell table:style-name="ce101" table:formula="of:=[.G52]/[.$B$119]" office:value-type="percentage" office:value="0.00478011472275335" calcext:value-type="percentage">
            <text:p>0,4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3]/[.$B$119]" office:value-type="percentage" office:value="0.0133843212237094" calcext:value-type="percentage">
            <text:p>1,34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4" calcext:value-type="float">
            <text:p>4</text:p>
          </table:table-cell>
          <table:table-cell table:style-name="ce100" table:formula="of:=[.G53]/[.$B$119]" office:value-type="percentage" office:value="0.00382409177820268" calcext:value-type="percentage">
            <text:p>0,3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4]/[.$B$119]" office:value-type="percentage" office:value="0.0133843212237094" calcext:value-type="percentage">
            <text:p>1,34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3" office:value-type="float" office:value="4" calcext:value-type="float">
            <text:p>4</text:p>
          </table:table-cell>
          <table:table-cell table:style-name="ce101" table:formula="of:=[.G54]/[.$B$119]" office:value-type="percentage" office:value="0.00382409177820268" calcext:value-type="percentage">
            <text:p>0,3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5]/[.$B$119]" office:value-type="percentage" office:value="0.0133843212237094" calcext:value-type="percentage">
            <text:p>1,34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Ejea de los Caballeros</text:p>
          </table:table-cell>
          <table:table-cell table:style-name="ce82" office:value-type="float" office:value="4" calcext:value-type="float">
            <text:p>4</text:p>
          </table:table-cell>
          <table:table-cell table:style-name="ce100" table:formula="of:=[.G55]/[.$B$119]" office:value-type="percentage" office:value="0.00382409177820268" calcext:value-type="percentage">
            <text:p>0,3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6]/[.$B$119]" office:value-type="percentage" office:value="0.0124282982791587" calcext:value-type="percentage">
            <text:p>1,24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3" office:value-type="float" office:value="3" calcext:value-type="float">
            <text:p>3</text:p>
          </table:table-cell>
          <table:table-cell table:style-name="ce101" table:formula="of:=[.G56]/[.$B$119]" office:value-type="percentage" office:value="0.00286806883365201" calcext:value-type="percentage">
            <text:p>0,2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7]/[.$B$119]" office:value-type="percentage" office:value="0.0124282982791587" calcext:value-type="percentage">
            <text:p>1,24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624" calcext:value-type="float">
            <text:p>624</text:p>
          </table:table-cell>
          <table:table-cell table:style-name="ce102" table:formula="of:=[.G57]/[.B119]" office:value-type="percentage" office:value="0.596558317399618" calcext:value-type="percentage">
            <text:p>59,6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8]/[.$B$119]" office:value-type="percentage" office:value="0.011472275334608" calcext:value-type="percentage">
            <text:p>1,15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9]/[.$B$119]" office:value-type="percentage" office:value="0.011472275334608" calcext:value-type="percentage">
            <text:p>1,15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0]/[.$B$119]" office:value-type="percentage" office:value="0.0105162523900574" calcext:value-type="percentage">
            <text:p>1,05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1]/[.$B$119]" office:value-type="percentage" office:value="0.0105162523900574" calcext:value-type="percentage">
            <text:p>1,05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agón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2]/[.$B$119]" office:value-type="percentage" office:value="0.00860420650095602" calcext:value-type="percentage">
            <text:p>0,86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3]/[.$B$119]" office:value-type="percentage" office:value="0.00860420650095602" calcext:value-type="percentage">
            <text:p>0,86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aría de Huerv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4]/[.$B$119]" office:value-type="percentage" office:value="0.00860420650095602" calcext:value-type="percentage">
            <text:p>0,86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teb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5]/[.$B$119]" office:value-type="percentage" office:value="0.00860420650095602" calcext:value-type="percentage">
            <text:p>0,86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6]/[.$B$119]" office:value-type="percentage" office:value="0.00860420650095602" calcext:value-type="percentage">
            <text:p>0,86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Capital Nº 1 (Perpetuo Socorro)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7]/[.$B$119]" office:value-type="percentage" office:value="0.00764818355640535" calcext:value-type="percentage">
            <text:p>0,76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8]/[.$B$119]" office:value-type="percentage" office:value="0.00764818355640535" calcext:value-type="percentage">
            <text:p>0,76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eruel Centr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9]/[.$B$119]" office:value-type="percentage" office:value="0.00764818355640535" calcext:value-type="percentage">
            <text:p>0,76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0]/[.$B$119]" office:value-type="percentage" office:value="0.00764818355640535" calcext:value-type="percentage">
            <text:p>0,76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1]/[.$B$119]" office:value-type="percentage" office:value="0.00669216061185468" calcext:value-type="percentage">
            <text:p>0,67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2]/[.$B$119]" office:value-type="percentage" office:value="0.00669216061185468" calcext:value-type="percentage">
            <text:p>0,67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3]/[.$B$119]" office:value-type="percentage" office:value="0.00669216061185468" calcext:value-type="percentage">
            <text:p>0,67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Urba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4]/[.$B$119]" office:value-type="percentage" office:value="0.00669216061185468" calcext:value-type="percentage">
            <text:p>0,67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5]/[.$B$119]" office:value-type="percentage" office:value="0.00669216061185468" calcext:value-type="percentage">
            <text:p>0,67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edrillas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6]/[.$B$119]" office:value-type="percentage" office:value="0.00669216061185468" calcext:value-type="percentage">
            <text:p>0,67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7]/[.$B$119]" office:value-type="percentage" office:value="0.00669216061185468" calcext:value-type="percentage">
            <text:p>0,67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8]/[.$B$119]" office:value-type="percentage" office:value="0.00669216061185468" calcext:value-type="percentage">
            <text:p>0,67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9]/[.$B$119]" office:value-type="percentage" office:value="0.00573613766730402" calcext:value-type="percentage">
            <text:p>0,57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Capital Nº 3 (Pirineos)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0]/[.$B$119]" office:value-type="percentage" office:value="0.00573613766730402" calcext:value-type="percentage">
            <text:p>0,57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Jac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1]/[.$B$119]" office:value-type="percentage" office:value="0.00573613766730402" calcext:value-type="percentage">
            <text:p>0,57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2]/[.$B$119]" office:value-type="percentage" office:value="0.00573613766730402" calcext:value-type="percentage">
            <text:p>0,57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omareda - Seminari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3]/[.$B$119]" office:value-type="percentage" office:value="0.00573613766730402" calcext:value-type="percentage">
            <text:p>0,57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4]/[.$B$119]" office:value-type="percentage" office:value="0.00573613766730402" calcext:value-type="percentage">
            <text:p>0,57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5]/[.$B$119]" office:value-type="percentage" office:value="0.00573613766730402" calcext:value-type="percentage">
            <text:p>0,57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6]/[.$B$119]" office:value-type="percentage" office:value="0.00478011472275335" calcext:value-type="percentage">
            <text:p>0,48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7]/[.$B$119]" office:value-type="percentage" office:value="0.00478011472275335" calcext:value-type="percentage">
            <text:p>0,48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8]/[.$B$119]" office:value-type="percentage" office:value="0.00478011472275335" calcext:value-type="percentage">
            <text:p>0,48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9]/[.$B$119]" office:value-type="percentage" office:value="0.00478011472275335" calcext:value-type="percentage">
            <text:p>0,48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0]/[.$B$119]" office:value-type="percentage" office:value="0.00478011472275335" calcext:value-type="percentage">
            <text:p>0,48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1]/[.$B$119]" office:value-type="percentage" office:value="0.00478011472275335" calcext:value-type="percentage">
            <text:p>0,48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2]/[.$B$119]" office:value-type="percentage" office:value="0.00478011472275335" calcext:value-type="percentage">
            <text:p>0,48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3]/[.$B$119]" office:value-type="percentage" office:value="0.00382409177820268" calcext:value-type="percentage">
            <text:p>0,38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4]/[.$B$119]" office:value-type="percentage" office:value="0.00382409177820268" calcext:value-type="percentage">
            <text:p>0,38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5]/[.$B$119]" office:value-type="percentage" office:value="0.00286806883365201" calcext:value-type="percentage">
            <text:p>0,29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6]/[.$B$119]" office:value-type="percentage" office:value="0.00286806883365201" calcext:value-type="percentage">
            <text:p>0,29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7]/[.$B$119]" office:value-type="percentage" office:value="0.00286806883365201" calcext:value-type="percentage">
            <text:p>0,29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8]/[.$B$119]" office:value-type="percentage" office:value="0.00286806883365201" calcext:value-type="percentage">
            <text:p>0,29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9]/[.$B$119]" office:value-type="percentage" office:value="0.00286806883365201" calcext:value-type="percentage">
            <text:p>0,29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0]/[.$B$119]" office:value-type="percentage" office:value="0.00286806883365201" calcext:value-type="percentage">
            <text:p>0,29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1]/[.$B$119]" office:value-type="percentage" office:value="0.00191204588910134" calcext:value-type="percentage">
            <text:p>0,19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nabarre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2]/[.$B$119]" office:value-type="percentage" office:value="0.00191204588910134" calcext:value-type="percentage">
            <text:p>0,19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3]/[.$B$119]" office:value-type="percentage" office:value="0.00191204588910134" calcext:value-type="percentage">
            <text:p>0,19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mpo de Belchite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4]/[.$B$119]" office:value-type="percentage" office:value="0.00191204588910134" calcext:value-type="percentage">
            <text:p>0,19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5]/[.$B$119]" office:value-type="percentage" office:value="0.00191204588910134" calcext:value-type="percentage">
            <text:p>0,19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19]" office:value-type="percentage" office:value="0.00191204588910134" calcext:value-type="percentage">
            <text:p>0,19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mayor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19]" office:value-type="percentage" office:value="0.00191204588910134" calcext:value-type="percentage">
            <text:p>0,19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mudéva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8]/[.$B$119]" office:value-type="percentage" office:value="0.000956022944550669" calcext:value-type="percentage">
            <text:p>0,10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19]" office:value-type="percentage" office:value="0.000956022944550669" calcext:value-type="percentage">
            <text:p>0,10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ujaraloz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19]" office:value-type="percentage" office:value="0.000956022944550669" calcext:value-type="percentage">
            <text:p>0,10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nd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19]" office:value-type="percentage" office:value="0.000956022944550669" calcext:value-type="percentage">
            <text:p>0,10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19]" office:value-type="percentage" office:value="0.000956022944550669" calcext:value-type="percentage">
            <text:p>0,10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19]" office:value-type="percentage" office:value="0.000956022944550669" calcext:value-type="percentage">
            <text:p>0,10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19]" office:value-type="percentage" office:value="0.000956022944550669" calcext:value-type="percentage">
            <text:p>0,10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ádab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19]" office:value-type="percentage" office:value="0.000956022944550669" calcext:value-type="percentage">
            <text:p>0,10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19]" office:value-type="percentage" office:value="0.000956022944550669" calcext:value-type="percentage">
            <text:p>0,10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ástag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19]" office:value-type="percentage" office:value="0.000956022944550669" calcext:value-type="percentage">
            <text:p>0,10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5" calcext:value-type="float">
            <text:p>55</text:p>
          </table:table-cell>
          <table:table-cell table:style-name="ce34" table:formula="of:=[.B118]/[.$B$119]" office:value-type="percentage" office:value="0.0525812619502868" calcext:value-type="percentage">
            <text:p>5,26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18])" office:value-type="float" office:value="1046" calcext:value-type="float">
            <text:p>1.046</text:p>
          </table:table-cell>
          <table:table-cell table:number-columns-repeated="8"/>
        </table:table-row>
        <table:table-row table:style-name="ro3" table:number-rows-repeated="1048456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31'.$A$1" table:cell-range-address="$'20201031'.$F$43:.$H$56"/>
        </table:named-expressions>
      </table:table>
      <table:named-expressions/>
      <table:database-ranges>
        <table:database-range table:name="__Anonymous_Sheet_DB__0" table:target-range-address="'20201031'.F43:'20201031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31" style:display-name="PageStyle_202010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1T11:37:27</dc:date>
    <meta:generator>LibreOffice/6.0.7.3$Linux_X86_64 LibreOffice_project/00m0$Build-3</meta:generator>
    <meta:document-statistic meta:table-count="1" meta:cell-count="54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